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3">
      <style:graphic-properties draw:fill="solid" draw:fill-color="#000000" draw:opacity="72.83950448036194%" draw:stroke="none"/>
    </style:style>
    <style:style style:family="graphic" style:name="style-4">
      <style:graphic-properties draw:fill="solid" draw:fill-color="#e6e6e6" draw:opacity="100.0%" draw:stroke="solid" svg:stroke-color="#333333" draw:stroke-linejoin="miter" svg:stroke-opacity="100.0%" svg:stroke-width="0.26458332mm"/>
    </style:style>
    <style:style style:family="graphic" style:name="style-5">
      <style:graphic-properties draw:fill="none" draw:stroke="solid" svg:stroke-color="#333333" draw:stroke-linejoin="miter" svg:stroke-opacity="100.0%" svg:stroke-width="0.26458332mm"/>
    </style:style>
    <style:style style:family="graphic" style:name="style-6">
      <style:graphic-properties draw:fill="solid" draw:fill-color="#e6e6e6" draw:opacity="100.0%" draw:stroke="solid" svg:stroke-color="#333333" draw:stroke-linejoin="miter" svg:stroke-opacity="100.0%" svg:stroke-width="0.26458332mm"/>
    </style:style>
    <style:style style:family="graphic" style:name="style-7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8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9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10">
      <style:graphic-properties draw:fill="solid" draw:fill-color="#1a1a1a" draw:opacity="100.0%" draw:stroke="solid" svg:stroke-color="#000000" draw:stroke-linejoin="miter" svg:stroke-opacity="100.0%" svg:stroke-width="0.26458332mm"/>
    </style:style>
    <style:style style:family="graphic" style:name="style-11">
      <style:graphic-properties draw:fill="solid" draw:fill-color="#00325c" draw:opacity="100.0%" draw:stroke="solid" svg:stroke-color="#00192e" draw:stroke-linejoin="miter" svg:stroke-opacity="100.0%" svg:stroke-width="0.26458332mm"/>
    </style:style>
    <style:style style:family="graphic" style:name="style-12">
      <style:graphic-properties draw:fill="solid" draw:fill-color="#00325c" draw:opacity="100.0%" draw:stroke="solid" svg:stroke-color="#00192e" draw:stroke-linejoin="miter" svg:stroke-opacity="100.0%" svg:stroke-width="0.26458332mm"/>
    </style:style>
    <style:style style:family="graphic" style:name="style-13">
      <style:graphic-properties draw:fill="solid" draw:fill-color="#1a1a1a" draw:opacity="100.0%" draw:stroke="solid" svg:stroke-color="#000000" draw:stroke-linejoin="miter" svg:stroke-opacity="100.0%" svg:stroke-width="0.26458332mm"/>
    </style:style>
    <style:style style:family="graphic" style:name="style-14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15">
      <style:graphic-properties draw:fill="solid" draw:fill-color="#1a1a1a" draw:opacity="100.0%" draw:stroke="solid" svg:stroke-color="#000000" draw:stroke-linejoin="miter" svg:stroke-opacity="100.0%" svg:stroke-width="0.26458332mm"/>
    </style:style>
    <style:style style:family="graphic" style:name="style-16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17">
      <style:graphic-properties draw:fill="solid" draw:fill-color="#28170b" draw:opacity="100.0%" draw:stroke="solid" svg:stroke-color="#120a04" draw:stroke-linejoin="miter" svg:stroke-opacity="100.0%" svg:stroke-width="0.26458332mm"/>
    </style:style>
    <style:style style:family="graphic" style:name="style-18">
      <style:graphic-properties draw:fill="solid" draw:fill-color="#28170b" draw:opacity="100.0%" draw:stroke="solid" svg:stroke-color="#120a04" draw:stroke-linejoin="miter" svg:stroke-opacity="100.0%" svg:stroke-width="0.26458332mm"/>
    </style:style>
    <style:style style:family="graphic" style:name="style-19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20">
      <style:graphic-properties draw:fill="solid" draw:fill-color="#28170b" draw:opacity="100.0%" draw:stroke="solid" svg:stroke-color="#120a04" draw:stroke-linejoin="miter" svg:stroke-opacity="100.0%" svg:stroke-width="0.26458332mm"/>
    </style:style>
    <style:style style:family="graphic" style:name="style-21">
      <style:graphic-properties draw:fill="solid" draw:fill-color="#ffffff" draw:opacity="100.0%" draw:stroke="solid" svg:stroke-color="#333333" draw:stroke-linejoin="miter" svg:stroke-opacity="100.0%" svg:stroke-width="0.26458332mm"/>
    </style:style>
    <style:style style:family="graphic" style:name="style-22">
      <style:graphic-properties draw:fill="solid" draw:fill-color="#ffffff" draw:opacity="100.0%" draw:stroke="solid" svg:stroke-color="#333333" draw:stroke-linejoin="miter" svg:stroke-opacity="100.0%" svg:stroke-width="0.26458332mm"/>
    </style:style>
    <style:style style:family="graphic" style:name="style-23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24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25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26">
      <style:graphic-properties draw:fill="none" draw:stroke="solid" svg:stroke-color="#3f2d10" draw:stroke-linejoin="miter" svg:stroke-opacity="100.0%" svg:stroke-width="0.26458332mm"/>
    </style:style>
    <style:style style:family="graphic" style:name="style-27">
      <style:graphic-properties draw:fill="solid" draw:fill-color="#000000" draw:opacity="100.0%" draw:stroke="solid" svg:stroke-color="#000000" draw:stroke-linejoin="miter" svg:stroke-opacity="100.0%" svg:stroke-width="0.26458332mm"/>
    </style:style>
    <style:style style:family="graphic" style:name="style-28">
      <style:graphic-properties draw:fill="solid" draw:fill-color="#000000" draw:opacity="100.0%" draw:stroke="solid" svg:stroke-color="#000000" draw:stroke-linejoin="miter" svg:stroke-opacity="100.0%" svg:stroke-width="0.26458332mm"/>
    </style:style>
    <style:style style:family="graphic" style:name="style-29">
      <style:graphic-properties draw:fill="none" draw:stroke="solid" svg:stroke-color="#006ca9" draw:stroke-linejoin="miter" svg:stroke-opacity="100.0%" svg:stroke-width="0.26458332mm"/>
    </style:style>
    <style:style style:family="graphic" style:name="style-30">
      <style:graphic-properties draw:fill="none" draw:stroke="solid" svg:stroke-color="#333333" draw:stroke-linejoin="miter" svg:stroke-opacity="100.0%" svg:stroke-width="0.26458332mm"/>
    </style:style>
    <style:style style:family="graphic" style:name="style-31">
      <style:graphic-properties draw:fill="solid" draw:fill-color="#ffffff" draw:opacity="100.0%" draw:stroke="none"/>
    </style:style>
    <style:style style:family="graphic" style:name="style-32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33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34">
      <style:graphic-properties draw:fill="none" draw:stroke="solid" svg:stroke-color="#4d4d4d" draw:stroke-linejoin="miter" svg:stroke-opacity="100.0%" svg:stroke-width="0.26458332mm"/>
    </style:style>
    <style:style style:family="graphic" style:name="style-35">
      <style:graphic-properties draw:fill="solid" draw:fill-color="#e9d2af" draw:opacity="100.0%" draw:stroke="solid" svg:stroke-color="#3f2d10" draw:stroke-linejoin="miter" svg:stroke-opacity="100.0%" svg:stroke-width="0.26458332mm"/>
    </style:style>
    <style:style style:family="graphic" style:name="style-36">
      <style:graphic-properties draw:fill="solid" draw:fill-color="#999999" draw:opacity="100.0%" draw:stroke="solid" svg:stroke-color="#4d4d4d" draw:stroke-linejoin="miter" svg:stroke-opacity="100.0%" svg:stroke-width="0.26458332mm"/>
    </style:style>
    <style:style style:family="graphic" style:name="style-37">
      <style:graphic-properties draw:fill="none" draw:stroke="solid" svg:stroke-color="#4d4d4d" draw:stroke-linejoin="miter" svg:stroke-opacity="100.0%" svg:stroke-width="0.26458332mm"/>
    </style:style>
    <style:style style:family="graphic" style:name="style-38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39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0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1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2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3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4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5">
      <style:graphic-properties draw:fill="solid" draw:fill-color="#ffff00" draw:opacity="100.0%" draw:stroke="solid" svg:stroke-color="#ff8f00" draw:stroke-linejoin="miter" svg:stroke-opacity="100.0%" svg:stroke-width="0.26458332mm"/>
    </style:style>
    <style:style style:family="graphic" style:name="style-46">
      <style:graphic-properties draw:fill="solid" draw:fill-color="#ffff00" draw:opacity="100.0%" draw:stroke="solid" svg:stroke-color="#ff8f00" draw:stroke-linejoin="miter" svg:stroke-opacity="100.0%" svg:stroke-width="0.2645833mm"/>
    </style:style>
    <style:style style:family="graphic" style:name="style-47">
      <style:graphic-properties draw:fill="none" draw:stroke="solid" svg:stroke-color="#5e5e5e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178.05316 1203.7446 C -13.712724 39.117794 0.2244695 205.79755 0.2244695 205.79755 L 61.028248 0.0 L 201.34474 163.7026 L 280.95193 1175.6814 L 178.05316 1203.7446 z" svg:height="12.037447mm" draw:style-name="style-2" svg:viewBox="0.0 0.0 280.95193 1203.7448" svg:width="2.8095193mm" svg:x="6.135452mm" svg:y="4.2702823mm"/>
            <draw:path svg:d="M 427.74124 47.06976 C 378.2107 63.087837 265.98584 30.165712 192.39256 11.76749 C 130.04373 -3.8198166 67.31451 42.706127 39.415997 70.60474 C 2.0221431 107.99849 -6.235185 182.18607 4.1137266 223.5811 C 26.125463 311.62845 146.52176 305.71332 204.16016 294.18585 C 257.2821 283.5615 316.45667 328.1437 368.904 341.2554 C 429.13187 356.31262 481.69366 364.79037 557.18286 364.79037 C 633.907 364.79037 681.1126 402.84885 757.2291 364.79037 C 816.2602 335.27505 870.7542 344.3675 921.9734 305.95312 C 961.9879 275.94223 980.8801 223.30173 992.57794 176.51155 C 1013.3168 93.55594 942.92535 81.08052 898.4384 58.83725 C 841.2619 30.24908 742.16565 47.89396 698.3919 58.83725 C 651.47394 70.56679 610.65564 0.0 545.4155 0.0 C 492.51605 0.0 517.3849 47.06976 427.74124 47.06976 z" svg:height="3.8170524mm" draw:style-name="style-3" svg:viewBox="0.0 0.0 996.3124 381.70526" svg:width="9.963123mm" svg:x="13.141327mm" svg:y="28.827492mm"/>
            <draw:path svg:d="M 239.05536 0.0 C 155.02849 16.513445 85.888954 32.306248 14.549034 84.18999 C -1.3301634 103.211555 -0.6097213 121.568596 0.51736987 144.99376 C 6.7957535 165.20914 14.028939 185.00868 19.226053 205.79774 C 92.042885 212.59744 172.4823 256.21335 248.52547 231.72882 C 328.39523 232.74922 409.1235 204.7826 475.2548 156.68677 C 490.53427 111.45556 474.13367 50.128357 470.57748 0.0 C 396.91797 23.147205 313.186 19.397232 239.05536 0.0 z" svg:height="2.3912027mm" draw:style-name="style-4" svg:viewBox="0.0 0.0 481.65808 239.12027" svg:width="4.816581mm" svg:x="14.701988mm" svg:y="28.797503mm"/>
            <draw:path svg:d="M 0.0 37.41777 C 86.02662 22.701092 172.01599 79.15275 261.5881 67.15877 C 344.76596 64.407 387.9287 3.957284 449.01306 0.0" svg:height="0.6884443mm" draw:style-name="style-5" svg:viewBox="0.0 0.0 449.01306 68.84444" svg:width="4.4901304mm" svg:x="14.894249mm" svg:y="30.083736mm"/>
            <draw:path svg:d="M 247.89244 9.354443 C 180.93835 45.12846 80.164474 63.43867 14.031564 119.269 C 2.7360246 143.05388 3.1936438 170.551 0.0 196.4431 C 3.813357 230.6747 23.956264 252.31946 49.110775 273.617 C 117.01986 299.887 192.7454 279.3963 261.9242 266.60132 C 322.63654 264.4719 394.2298 250.55296 436.51746 204.26118 C 501.86493 143.14694 490.9071 85.11895 484.09186 0.0 C 405.36264 5.9658017 326.8294 9.354443 247.89244 9.354443 z" svg:height="2.8635194mm" draw:style-name="style-6" svg:viewBox="0.0 0.0 489.3217 286.35193" svg:width="4.893217mm" svg:x="17.58365mm" svg:y="28.844275mm"/>
            <draw:path svg:d="M 0.0 28.28134 L 67.94391 293.325 L 188.12517 274.17365 L 166.05357 0.0 L 0.0 28.28134 z" svg:height="2.93325mm" draw:style-name="style-7" svg:viewBox="0.0 0.0 188.12517 293.325" svg:width="1.8812517mm" svg:x="7.579332mm" svg:y="16.565266mm"/>
            <draw:path svg:d="M 393.56732 0.0 C 74.30884 49.236435 0.0 59.257523 0.0 59.257523 L 74.22022 144.63324 L 365.04224 96.28772 L 393.56732 0.0 z" svg:height="1.4463325mm" draw:style-name="style-8" svg:viewBox="0.0 0.0 393.56732 144.63324" svg:width="3.9356732mm" svg:x="6.497319mm" svg:y="15.850897mm"/>
            <draw:path svg:d="M 755.5862 165.32895 C 723.273 146.84917 565.7511 14.251593 440.18073 114.22277 C 366.04233 111.05416 298.64243 152.50229 226.02351 134.07965 C 181.39133 116.2321 152.3398 105.64065 119.4104 71.08022 C 115.164856 31.165228 41.65322 7.9661436 6.949975 0.0 C -15.222241 24.85495 46.378887 53.120644 50.701138 85.2654 C -8.721104 78.98813 -19.740194 258.3897 38.198067 258.3449 C 112.44387 269.77023 183.66399 295.14197 259.32666 297.70215 C 369.24957 282.89566 509.6598 327.39975 609.0285 272.78564 C 640.26843 199.54964 787.82947 216.30511 755.5862 165.32895 z" svg:height="3.0089476mm" draw:style-name="style-9" svg:viewBox="0.0 0.0 760.16406 300.89478" svg:width="7.6016407mm" svg:x="8.898477mm" svg:y="16.58501mm"/>
            <draw:path svg:d="M 367.7975 0.0 C 276.9553 48.14154 205.65715 113.28422 146.47734 195.58025 C 88.867714 248.47572 32.693012 293.96298 0.0 366.67435 C 93.62649 418.08453 201.10004 431.2937 295.60443 477.19913 C 380.15988 371.74548 415.50455 237.28444 459.34027 111.4164 z" svg:height="4.7719913mm" draw:style-name="style-10" svg:viewBox="0.0 0.0 459.34027 477.19913" svg:width="4.593403mm" svg:x="13.32876mm" svg:y="14.037403mm"/>
            <draw:path svg:d="M 18.028816 45.8485 C 14.188006 66.46033 -5.5093937 119.98116 1.4923588 154.98912 C 6.8713503 181.88388 14.927827 208.73079 21.336107 234.36412 C 35.059834 301.7088 9.54177 366.18726 4.79965 432.8016 C 18.428097 491.24158 1.1847225 583.56396 41.179855 624.6245 C 110.76499 677.2176 217.51941 674.75854 256.1538 608.0881 C 249.53236 581.6025 254.57082 565.80927 242.92464 538.63495 C 208.89713 466.16196 225.0131 383.4805 236.31006 307.12454 C 237.83713 206.823 256.61465 109.85016 252.84651 9.468292 C 195.50142 -11.721264 54.225933 3.6187632 18.028816 45.8485 z" svg:height="6.6136436mm" draw:style-name="style-11" svg:viewBox="0.0 0.0 256.15375 661.3644" svg:width="2.5615375mm" svg:x="19.839605mm" svg:y="22.61873mm"/>
            <draw:path svg:d="M 18.028715 45.8485 C 14.187905 66.46033 -5.5093937 119.98116 1.4922578 154.98912 C 26.454597 228.94212 29.909046 298.02646 11.414132 373.27036 C 11.835618 447.08023 -11.66333 570.37354 41.179756 624.6245 C 116.46868 654.4434 192.1591 673.44745 256.15372 608.0881 C 223.19908 506.17648 220.60637 413.2649 236.30995 307.12454 C 237.074 206.57047 256.6408 110.54557 252.8464 9.468292 C 195.50131 -11.721264 54.225834 3.6187632 18.028715 45.8485 z" svg:height="6.5205417mm" draw:style-name="style-12" svg:viewBox="0.0 0.0 256.15372 652.05414" svg:width="2.5615373mm" svg:x="16.896116mm" svg:y="22.585657mm"/>
            <draw:path svg:d="M 793.3012 1067.9414 C 719.08276 976.36224 770.2047 839.2025 779.67096 734.32275 C 747.1766 603.16736 831.5755 463.1939 803.7219 332.08203 C 791.39825 249.90872 764.1285 175.921 722.8392 104.2684 C 675.6304 40.422573 612.5819 4.0963664 532.4434 0.0 C 429.62775 15.05934 325.8415 1.1827039 223.74702 23.386007 C 148.41249 56.16471 96.4917 110.461494 88.10781 191.76558 C 84.468956 265.15912 89.40113 331.29538 55.367256 397.56302 C 45.12392 515.33923 6.050987 634.92035 22.626907 753.03143 C 46.2931 890.4397 -12.675965 946.83966 2.5478902 1083.8817 C 121.13097 1015.99506 274.82373 1118.3279 409.46567 1103.2554 C 522.3936 1062.8848 723.2403 1153.5708 793.3012 1067.9414 z" svg:height="11.062351mm" draw:style-name="style-13" svg:viewBox="0.0 0.0 809.45654 1106.2351" svg:width="8.094565mm" svg:x="15.7340555mm" svg:y="13.231658mm"/>
            <draw:path svg:d="M 458.42505 164.61931 C 391.76468 221.32712 305.2228 271.06467 217.5406 277.22083 C 176.97664 267.57007 192.70483 209.2857 144.5959 212.87358 C 116.897934 239.3739 127.14642 275.28217 136.88481 309.83774 C 81.96507 313.61032 22.041208 293.78293 0.0 364.37958 C 30.505444 383.49603 73.53738 383.55194 106.03136 374.39108 C 75.22494 396.94986 -6.065521 408.01004 56.976494 453.6282 C 97.06468 470.13803 121.0805 436.16785 155.2253 418.2365 C 132.57932 464.00305 81.47657 504.15222 164.02402 497.6751 C 194.5133 483.81412 206.18633 458.17694 219.84566 429.80557 C 246.36253 408.7541 282.73224 401.0941 314.71088 388.7301 C 397.52798 388.49695 471.83426 358.1637 547.47687 327.14835 C 577.17566 253.60147 678.24585 250.2744 711.8989 183.08475 C 730.47784 158.87898 745.8227 137.17125 756.9616 110.072815 C 737.1715 35.186604 687.54785 -5.7899804 611.0051 0.66270983 C 512.34937 13.368248 513.45966 111.685684 458.42505 164.61931 z" svg:height="4.9836435mm" draw:style-name="style-14" svg:viewBox="0.0 0.0 756.9616 498.36435" svg:width="7.569616mm" svg:x="20.10218mm" svg:y="18.402908mm"/>
            <draw:path svg:d="M 0.0 189.16763 C 36.82208 245.51442 82.50889 290.2221 133.00887 333.57962 C 180.66362 380.36093 218.18213 434.51804 252.21631 491.46042 C 342.34283 425.19104 421.6296 324.81522 499.96765 238.57957 C 462.2826 197.1469 422.15564 158.29893 385.14243 116.04851 C 333.28915 62.249306 261.9258 54.80346 202.64993 16.75891 C 141.34431 -10.760102 82.439445 -6.2855496 34.65409 44.392776 z" svg:height="4.9146037mm" draw:style-name="style-15" svg:viewBox="0.0 0.0 499.96765 491.46036" svg:width="4.999676mm" svg:x="21.14921mm" svg:y="14.128701mm"/>
            <draw:path svg:d="M 389.5791 5.404817 C 113.07176 3.7854373 3.6896164 186.22235 0.0 423.5171 C 0.0 473.15714 22.944435 570.85345 35.245445 620.05756 C 29.519554 716.94135 5.5157523 790.1508 34.11058 884.7216 C 67.365074 1018.5142 157.23291 1089.7311 286.68024 1118.5823 C 401.59247 1116.3258 556.0279 1077.2998 642.1485 996.97473 C 765.4589 896.0749 802.5836 725.29376 847.9462 576.0252 C 864.07007 433.44336 794.8943 297.4212 754.4016 164.43019 C 698.0121 18.900831 527.46094 -14.964237 389.5791 5.404817 z" svg:height="11.1858225mm" draw:style-name="style-16" svg:viewBox="0.0 0.0 850.3388 1118.5823" svg:width="8.503387mm" svg:x="14.623303mm" svg:y="1.9663918mm"/>
            <draw:path svg:d="M 0.30168134 255.74945 C -16.754366 -5.1946673 694.9616 -91.35662 732.11957 114.962845 C 932.0496 130.3146 933.0579 642.47064 883.3956 818.7178 C 677.1302 816.6164 784.382 577.64777 664.46625 517.6736 C 613.3752 504.90076 596.302 544.0691 552.2133 555.0913 C 458.82877 495.06943 553.2745 310.39835 402.54224 246.39499 C 328.94186 276.13953 235.6542 322.04474 159.32712 246.39499 C 94.08774 246.39499 55.85919 277.9724 0.30168134 255.74945 z" svg:height="8.187178mm" draw:style-name="style-17" svg:viewBox="0.0 0.0 910.67957 818.7178" svg:width="9.106796mm" svg:x="14.961392mm" svg:y="1.3338323mm"/>
            <draw:path svg:d="M 12.965737 0.0 C -28.826567 0.0 43.150425 148.80147 50.383713 177.73442 C 61.596085 222.58441 142.7735 288.44824 171.99127 327.4052 C 196.80786 360.49396 303.48416 329.0639 331.0166 318.05087 C 377.35178 299.51657 431.30643 324.79614 452.62415 346.1142 C 519.145 412.6349 479.3669 315.4093 461.9788 280.633 C 448.32208 253.31947 385.924 216.57632 359.07993 196.4431 C 313.44662 162.21817 304.1523 122.80661 265.5357 84.18989 C 228.68112 47.335308 184.50766 46.772316 134.5735 46.772316 C 103.379906 46.772316 51.111824 7.6292377 12.965737 0.0 z" svg:height="3.6884687mm" draw:style-name="style-18" svg:viewBox="0.0 0.0 489.72153 368.84686" svg:width="4.8972154mm" svg:x="23.368437mm" svg:y="9.150963mm"/>
            <draw:path svg:d="M 2.8064742 214.28136 C 48.81 335.57925 276.7063 295.59363 357.48907 180.17068 C 325.26074 114.62225 302.43307 35.898666 231.81198 1.5769385 C 171.83725 -5.270491 113.62819 11.405654 56.525536 28.03527 C 10.535935 63.902447 -7.4815764 168.21071 2.8064742 214.28136 z" svg:height="2.881312mm" draw:style-name="style-19" svg:viewBox="0.0 0.0 357.48907 288.1312" svg:width="3.5748909mm" svg:x="17.76127mm" svg:y="11.877129mm"/>
            <draw:path svg:d="M 22.459465 336.69385 C 39.813763 371.40244 75.07344 392.9178 119.19774 392.9178 C 188.69063 412.95444 255.9264 444.13458 325.07675 468.1587 C 415.87405 491.4913 482.03864 445.14713 549.14575 392.9178 C 662.22406 334.45157 779.38666 234.93144 802.98 104.35661 C 809.59454 49.65277 788.05615 49.786304 756.67786 59.70818 C 704.55273 112.90058 639.25366 169.11101 568.16266 196.96077 C 478.09732 222.54605 406.74265 234.40651 381.3007 130.81494 C 351.42807 45.015118 254.96959 20.380598 175.42169 0.17693122 C 6.340052 -7.127613 -30.55268 213.44888 22.459465 336.69385 z M 173.76805 104.35661 C 255.35817 69.90368 425.3712 279.746 277.94785 271.37485 C 216.01172 250.74767 203.13075 210.65826 166.32664 262.2798 C 35.070633 302.0665 86.82417 137.33142 173.76805 104.35661 z" svg:height="4.7435904mm" draw:style-name="style-20" svg:viewBox="0.0 0.0 804.17706 474.35904" svg:width="8.041771mm" svg:x="14.427598mm" svg:y="9.127191mm"/>
            <draw:path svg:d="M 15.626972 53.956905 C -20.513323 133.29167 7.4501867 179.8089 84.84473 168.34218 C 108.619514 178.80937 158.15259 120.81545 146.78357 82.3526 C 155.292 -20.944698 65.74463 -23.18687 15.626972 53.956905 z" svg:height="1.7006806mm" draw:style-name="style-21" svg:viewBox="0.0 0.0 148.45393 170.06807" svg:width="1.4845393mm" svg:x="16.893711mm" svg:y="5.794729mm"/>
            <draw:path svg:d="M 82.06883 0.0 C 19.793385 13.985287 -9.432765 61.549152 2.6938357 132.29166 C 74.59069 265.0575 211.31915 74.03557 82.06883 0.0 z" svg:height="1.7805166mm" draw:style-name="style-22" svg:viewBox="0.0 0.0 135.51315 178.05167" svg:width="1.3551316mm" svg:x="14.64179mm" svg:y="5.805132mm"/>
            <draw:path svg:d="M 112.791885 0.0 C 101.79641 63.779667 40.05872 93.47055 6.9585543 125.67708 C -9.95387 196.4481 0.20408152 247.22171 79.71896 231.51045 C 135.2799 205.69626 157.58536 162.87578 165.70854 105.83333 z" svg:height="2.343769mm" draw:style-name="style-23" svg:viewBox="0.0 0.0 165.7086 234.3769" svg:width="1.657086mm" svg:x="15.260602mm" svg:y="6.7973194mm"/>
            <draw:path svg:d="M 0.0 10.540881 C 155.13527 -51.094315 127.799446 178.66171 13.229166 156.0617 z" svg:height="1.5763242mm" draw:style-name="style-24" svg:viewBox="0.0 0.0 107.82312 157.63243" svg:width="1.0782312mm" svg:x="21.018726mm" svg:y="6.824202mm"/>
            <draw:path svg:d="M 0.0 11.6275 C 22.518206 -27.873024 81.82216 42.84279 0.0 81.08062 z" svg:height="0.81080633mm" draw:style-name="style-25" svg:viewBox="0.0 0.0 41.90448 81.080635" svg:width="0.41904482mm" svg:x="21.316381mm" svg:y="7.177138mm"/>
            <draw:path svg:d="M 0.0 0.0 C 25.528358 10.825203 97.872635 5.0620694 142.21364 0.0" svg:height="0.06142426mm" draw:style-name="style-26" svg:viewBox="0.0 0.0 142.21364 6.142426" svg:width="1.4221363mm" svg:x="15.727062mm" svg:y="11.030653mm"/>
            <draw:path svg:d="M 46.43864 10.493495 C 56.66593 1.0571969 -3.223923 -16.551395 0.13655901 36.951828 C 2.741172 78.4213 52.864483 88.29529 69.58968 76.63933 C 103.18138 53.228844 62.64122 2.219866 46.43864 10.493495 z" svg:height="0.81189305mm" draw:style-name="style-27" svg:viewBox="0.0 0.0 82.53311 81.1893" svg:width="0.8253311mm" svg:x="16.919645mm" svg:y="6.3262315mm"/>
            <draw:path svg:d="M 42.65001 10.611937 C 54.75047 -14.489385 -14.953968 5.64676 2.9625127 63.5286 C 15.327512 103.47529 59.178493 78.89921 62.49376 76.75777 C 106.95305 48.040863 71.00039 -25.166168 42.65001 10.611937 z" svg:height="0.86190766mm" draw:style-name="style-28" svg:viewBox="0.0 0.0 83.4147 86.190765" svg:width="0.83414704mm" svg:x="14.669826mm" svg:y="6.3170223mm"/>
            <draw:path svg:d="M 36.380207 0.0 C 5.4993005 12.128014 0.48386094 76.23767 0.0 109.14062 C 11.5848055 140.65274 25.340628 197.94576 9.921874 238.12498" svg:height="2.38125mm" draw:style-name="style-29" svg:viewBox="0.0 0.0 36.380207 238.12498" svg:width="0.36380208mm" svg:x="18.498539mm" svg:y="17.256382mm"/>
            <draw:path svg:d="M 0.0 100.56031 C 82.7699 118.31016 172.59079 127.49201 236.76686 102.09647 C 313.90665 91.88594 382.70978 75.88926 453.68997 0.0" svg:height="1.1775162mm" draw:style-name="style-30" svg:viewBox="0.0 0.0 453.68997 117.75162" svg:width="4.5369mm" svg:x="17.770739mm" svg:y="30.083736mm"/>
            <draw:path svg:d="M 13.290229 136.12338 C 9.667328 135.42151 4.3460684 136.6244 7.409411 131.38046 C 7.271641 103.392624 0.7219561 74.36541 0.41603562 46.322975 C 0.06499926 32.538387 -0.4132096 18.642372 0.6570577 5.231835 C 4.656228 -1.2718256 14.342127 0.12929201 21.795645 0.12283245 C 37.33097 1.3213824 53.195435 3.9913986 68.88024 8.05466 C 76.6202 14.166609 81.7731 23.184448 86.76351 31.452374 C 93.32178 42.925755 90.41054 55.56266 82.583176 62.058548 C 73.59188 71.56984 59.17698 73.379524 49.208275 81.52179 C 41.75294 85.8939 44.95385 97.532394 52.945328 103.24103 C 63.03394 111.98989 75.23805 118.31662 83.09691 129.70683 C 87.47669 136.10199 92.170364 143.71255 91.76866 150.83179 C 84.815956 153.68005 72.173805 149.60811 67.213066 140.45512 C 60.85384 133.44873 55.39673 124.76345 48.534664 118.693695 C 41.234562 114.69382 36.26111 97.204575 27.839062 105.75521 C 23.319897 111.97233 24.605852 121.532265 23.902973 129.60994 C 24.810944 134.06885 19.239176 133.23758 16.71682 134.89647 C 15.57459 135.30545 14.432359 135.71442 13.290229 136.12338 z M 23.85281 72.19924 C 39.649952 67.00152 56.45852 62.218624 68.02152 50.549744 C 73.46471 45.87393 72.87063 35.632816 65.631485 29.718792 C 54.61694 19.11281 40.13805 18.038 27.37589 15.595482 C 15.594574 11.275958 21.026958 27.47006 21.185217 34.451626 C 23.025282 47.14717 22.924654 59.619057 23.85281 72.19924 z M 151.68163 163.62514 C 151.62207 144.27898 152.9043 124.972786 148.48476 104.94797 C 146.08543 90.976555 143.75394 77.00878 141.44243 63.04262 C 135.39285 55.608482 125.19221 54.63874 117.21526 51.446915 C 107.45367 48.642357 94.144966 43.59936 91.28036 31.723475 C 90.290634 22.81706 105.17465 31.043 110.93355 30.288847 C 142.14531 36.36305 173.57446 41.31228 204.70609 52.218426 C 211.81946 54.57576 225.20972 60.51835 221.06308 69.53508 C 215.54845 74.93324 205.57611 71.51453 197.75258 70.06294 C 188.57759 68.01002 179.38222 65.61776 170.22014 63.949783 C 163.36514 71.80581 168.35152 85.10401 170.06087 95.87694 C 173.38997 118.500916 173.94266 140.94383 172.17537 162.54356 C 172.63278 171.39154 166.83937 178.30911 157.40761 171.1695 C 154.52705 169.74698 151.51448 166.91144 151.68163 163.62514 z M 251.70297 140.76901 C 245.97354 145.53072 252.59822 157.73665 254.03548 165.54645 C 256.56863 174.54906 261.24918 185.27675 256.9572 192.81627 C 250.57234 198.2972 236.07286 191.08208 236.09628 180.67009 C 231.87819 150.88953 230.98718 121.512276 229.36362 92.10637 C 229.35614 82.76546 227.90698 72.776764 230.03883 64.13751 C 239.58565 57.24618 253.72522 59.450302 266.15622 60.4806 C 278.1726 62.37688 290.906 63.19361 302.4797 70.20364 C 306.89682 76.372314 317.1976 86.60283 314.3441 92.892624 C 295.7761 87.085884 276.63303 78.84653 258.17322 79.100464 C 248.37933 79.42728 251.0324 92.91382 250.81377 100.547195 C 249.819 109.802925 254.50803 122.69983 265.7533 124.70834 C 278.3563 128.54674 291.24188 123.27493 303.5189 131.72987 C 314.06268 140.6691 303.97388 150.12407 294.77972 148.11797 C 280.6896 147.98373 266.0668 144.54584 251.70297 140.76901 z M 433.20694 262.84995 C 429.73715 251.09576 430.61786 239.46312 429.93155 227.93282 C 428.85825 190.58167 431.04987 153.94994 429.31345 116.46494 C 427.4434 114.26971 422.37024 123.54744 419.2973 125.575134 C 411.12073 133.95297 400.60254 140.35036 390.41785 145.71219 C 395.22012 151.36188 407.809 159.56389 404.88745 165.9088 C 398.43173 173.719 387.43555 167.56487 382.51096 157.88219 C 368.84576 140.88287 355.3665 123.71922 341.26932 107.06165 C 343.23645 140.19594 345.55484 173.43216 345.85016 206.24063 C 346.15417 215.27795 332.71323 217.48409 326.94626 209.41005 C 322.31094 200.44237 324.15594 191.14323 323.18115 182.18082 C 322.49646 152.19818 321.91266 122.20911 322.62988 92.55269 C 322.6095 83.29635 333.099 82.985886 340.5418 86.46718 C 349.8143 91.581535 358.05832 100.3421 361.70917 110.374794 C 365.62286 116.586266 369.87848 131.26822 377.6134 128.79341 C 388.08676 120.61198 398.8946 112.80056 409.15823 104.38699 C 414.1444 98.67776 422.4758 95.373695 423.26083 86.41894 C 427.5859 81.1542 443.00912 83.386375 443.25095 93.61649 C 445.3947 113.196815 445.1783 132.41177 447.0754 151.9598 C 448.6154 181.86975 447.84286 211.3891 450.9909 241.57076 C 452.99155 249.81255 454.93567 259.93063 446.52817 262.89636 C 443.2223 264.81467 436.94885 268.72247 433.20694 262.84995 z" svg:height="2.6595635mm" draw:style-name="style-31" svg:viewBox="0.0 0.0 452.72226 265.95636" svg:width="4.5272226mm" svg:x="16.604712mm" svg:y="16.394169mm"/>
            <draw:path svg:d="M 63.61308 55.342228 C 282.9876 105.71413 587.85974 156.65002 772.90015 0.0 C 1080.797 619.08527 928.0471 915.1308 512.7499 1228.4152 C 31.85529 931.7416 -92.4889 657.79755 63.61308 55.342228 z" svg:height="12.284151mm" draw:style-name="style-32" svg:viewBox="0.0 0.0 935.57874 1228.4152" svg:width="9.355787mm" svg:x="18.162212mm" svg:y="15.541896mm"/>
            <draw:path svg:d="M 144.99367 4.469002 C 72.20822 -11.4758005 21.146914 14.938727 0.0 88.65879 C 27.742975 167.14761 126.360985 160.28656 191.76588 126.07656 C 225.49808 62.91706 210.76817 29.780764 144.99367 4.469002 z" svg:height="1.5042552mm" draw:style-name="style-33" svg:viewBox="0.0 0.0 209.26805 150.42552" svg:width="2.0926805mm" svg:x="7.915983mm" svg:y="19.256458mm"/>
            <draw:path svg:d="M 0.0 0.0 L 144.89925 1035.3649" svg:height="10.353649mm" draw:style-name="style-34" svg:viewBox="0.0 0.0 144.89925 1035.3649" svg:width="1.4489925mm" svg:x="6.841168mm" svg:y="4.4105988mm"/>
            <draw:path svg:d="M 0.0 19.930952 C 3.9939218 43.414055 6.603733 64.415276 38.552635 61.722046 C 13.339281 61.21073 -9.527892 118.24253 25.48965 115.84241 C -16.421951 162.02821 70.45935 180.01909 102.52604 181.98824 C 121.08565 181.98824 142.09262 142.91136 145.52083 138.99345 C 149.57016 105.88339 123.189186 118.33236 91.63548 119.550995 C 75.24668 119.550995 133.39523 107.05479 125.67708 79.4622 C 122.45426 67.940575 115.09961 60.185883 97.848816 64.863205 C 143.1429 38.12792 142.3828 31.996187 115.7552 10.009078 C 77.73331 -8.365324 35.28521 0.6956132 0.0 19.930952 z" svg:height="1.8198813mm" draw:style-name="style-35" svg:viewBox="0.0 0.0 145.93272 181.98813" svg:width="1.4593272mm" svg:x="7.1437497mm" svg:y="17.329336mm"/>
            <draw:path svg:d="M 0.0 396.52588 C 68.062706 459.16937 209.4369 460.78885 299.34177 462.0069 C 527.8779 491.41516 752.625 441.7193 977.5382 410.5575 C 991.9432 369.3184 968.7762 329.75867 935.4433 307.65875 C 762.8273 341.33835 588.27234 375.35135 411.5951 354.4309 C 440.19476 196.1162 340.48752 120.94837 252.9424 0.0 C 172.3855 78.07225 86.90159 151.18903 88.86711 312.33597 C 82.39191 325.28644 24.93095 299.07678 23.386108 298.30435 C 5.310258 325.16885 2.8253481 363.32547 0.0 396.52588 z" svg:height="4.7097597mm" draw:style-name="style-36" svg:viewBox="0.0 0.0 981.8971 470.97595" svg:width="9.818971mm" svg:x="14.380376mm" svg:y="0.46234077mm"/>
            <draw:path svg:d="M 60.01521 0.0 C -14.922377 10.548325 -4.027229 105.25792 10.405836 162.05728 C 47.75538 181.05072 72.23547 176.68562 86.47354 138.90625 C 92.36485 85.31516 118.97882 20.481756 60.01521 0.0 z" svg:height="1.7304033mm" draw:style-name="style-37" svg:viewBox="0.0 0.0 97.56498 173.04033" svg:width="0.9756498mm" svg:x="16.167816mm" svg:y="1.7528645mm"/>
            <draw:path svg:d="M 20.725868 0.0 C -50.291046 45.08834 82.42021 98.54965 101.75451 148.00127 C 142.84805 179.18668 188.55449 255.64375 234.04614 249.7005 C 288.6048 202.31378 187.8805 178.98515 166.24669 138.07939 C 118.62169 99.74005 71.948715 8.894527 20.725868 0.0 z" svg:height="2.5002825mm" draw:style-name="style-38" svg:viewBox="0.0 0.0 250.04544 250.02826" svg:width="2.5004544mm" svg:x="1.9039478mm" svg:y="2.3412895mm"/>
            <draw:path svg:d="M 6.2324224 9.544243 C -26.177902 72.530136 76.34132 57.98368 117.83523 65.63669 C 168.64243 54.162853 283.79828 98.99009 273.2962 25.253878 C 237.6002 -5.2518697 149.5658 23.751627 92.222015 12.024712 C 65.44557 17.388765 16.945957 -15.548045 6.2324224 9.544243 z" svg:height="0.688225mm" draw:style-name="style-39" svg:viewBox="0.0 0.0 273.9691 68.822495" svg:width="2.7396908mm" svg:x="1.2494578mm" svg:y="6.6766443mm"/>
            <draw:path svg:d="M 256.80194 4.7339444 C 175.20161 40.257755 95.18591 92.08003 3.7941678 101.47222 C -19.853943 187.25186 73.021164 142.62422 117.06892 127.93055 C 177.52536 104.21693 233.57458 74.61542 291.5285 45.248264 C 279.68134 36.909485 277.33005 -15.861232 256.80194 4.7339444 z" svg:height="1.5267348mm" draw:style-name="style-40" svg:viewBox="0.0 0.0 291.5285 152.67348" svg:width="2.915285mm" svg:x="1.8939575mm" svg:y="9.218671mm"/>
            <draw:path svg:d="M 177.76689 0.0 C 121.3325 38.92002 64.70129 79.50338 0.0 100.87239 C 4.5806813 185.70358 85.12609 120.0824 126.503876 97.5651 C 166.19667 69.01811 268.57614 23.391962 177.76689 0.0 z" svg:height="1.4304843mm" draw:style-name="style-41" svg:viewBox="0.0 0.0 214.27046 143.04843" svg:width="2.1427047mm" svg:x="3.0868576mm" svg:y="11.978477mm"/>
            <draw:path svg:d="M 188.51561 4.9074187 C 111.46656 38.886032 65.74978 116.623535 0.0 162.00374 C 23.612192 235.13878 66.541275 178.06993 97.91311 146.12427 C 137.29832 109.08003 170.22913 68.074356 220.7617 48.729008 C 209.07254 42.592834 210.63484 -17.277224 188.51561 4.9074187 z" svg:height="1.976156mm" draw:style-name="style-42" svg:viewBox="0.0 0.0 220.7617 197.6156" svg:width="2.207617mm" svg:x="9.269386mm" svg:y="2.1922662mm"/>
            <draw:path svg:d="M 232.76346 5.5684886 C 169.0011 61.04662 84.916084 85.250465 2.0798755 93.211716 C -11.349234 160.54524 42.958958 145.36932 87.24263 133.72603 C 156.24924 116.72298 226.23497 86.40829 278.2387 36.160934 C 264.44455 28.436771 247.4748 -15.246515 232.76346 5.5684886 z" svg:height="1.4389883mm" draw:style-name="style-43" svg:viewBox="0.0 0.0 278.23868 143.89883" svg:width="2.7823865mm" svg:x="9.857598mm" svg:y="5.071511mm"/>
            <draw:path svg:d="M 11.567345 7.23793 C -31.538973 61.576656 57.21065 61.47855 91.769165 73.38371 C 142.9373 83.179726 195.68309 82.75289 247.21187 75.86418 C 260.68347 -5.9204335 175.32571 40.419697 125.6689 24.60116 C 93.255165 32.033783 25.661789 -18.161943 11.567345 7.23793 z" svg:height="0.80904543mm" draw:style-name="style-44" svg:viewBox="0.0 0.0 248.63496 80.90454" svg:width="2.4863496mm" svg:x="9.884397mm" svg:y="8.366162mm"/>
            <draw:path svg:d="M 13.468977 10.748697 C -37.310684 61.575493 69.1689 86.93227 106.72162 110.891464 C 150.77043 125.95958 228.56444 175.98267 221.00151 92.604164 C 148.67854 75.82315 80.318695 44.659233 20.910383 0.0 L 13.468977 10.748697 z" svg:height="1.3955069mm" draw:style-name="style-45" svg:viewBox="0.0 0.0 221.51495 139.55069" svg:width="2.2151494mm" svg:x="9.809853mm" svg:y="12.15065mm"/>
            <draw:path svg:d="M 23.960302 7.800094 C -39.157917 34.88833 40.95231 141.88219 53.585026 207.01007 C 60.6216 295.69766 153.25851 270.9868 109.70684 200.33932 C 80.83188 136.77351 63.428577 64.79335 36.35124 0.0 L 24.709358 7.328597 L 23.960302 7.800094 z" svg:height="2.6399698mm" draw:style-name="style-46" svg:viewBox="0.0 0.0 121.3036 263.99698" svg:width="1.213036mm" svg:x="5.736226mm" svg:y="0.5049461mm"/>
            <draw:path svg:d="M 160.59682 30.4138 C 70.14692 35.185593 -24.892698 77.27059 12.658101 134.23882 C 66.637764 181.11862 -42.912632 300.49783 40.300953 270.76672 C 140.49165 251.52997 122.96911 199.57214 210.24051 243.52881 C 359.52603 232.79808 233.35884 158.925 187.40437 156.36218 C 246.00261 134.52646 296.04984 51.551678 340.8125 105.8739 C 361.69666 143.91927 327.6966 269.88196 453.49518 206.94331 C 482.66754 160.92586 466.19104 113.179855 453.49518 71.11464 C 521.2204 81.30963 634.63074 16.175934 543.847 0.8657821 C 429.1562 -7.9014473 291.74292 53.474003 196.34036 25.139372 L 164.58055 29.82598 L 160.59682 30.4138 z M 138.75343 92.2392 C 224.60574 73.23035 92.30036 153.52986 122.86737 94.32644 L 138.75343 92.2392 z M 492.21738 338.84012 C 430.241 358.07263 397.42484 450.49774 340.30746 403.30545 C 287.23312 388.96204 238.7229 409.41498 186.41162 397.5163 C 83.155045 401.01797 -37.85258 448.70584 11.293117 514.7146 C 0.5327113 555.53174 12.479454 676.8171 128.82469 614.31665 C 163.93903 580.1697 83.83007 545.15424 185.41866 543.8793 C 265.6437 507.49625 180.90504 639.33575 294.63498 601.7785 C 399.55023 561.1073 271.97406 453.8765 406.82996 510.74176 C 462.29352 497.3176 476.91006 478.90668 463.42413 533.3615 C 434.37613 579.86584 494.43866 647.25354 567.6761 584.977 C 578.4159 505.46915 574.1625 414.1212 544.83997 340.01797 C 531.5444 333.36646 510.64325 334.6747 492.21738 338.84012 z M 150.66808 464.6361 C 223.97493 447.60812 243.56252 481.6225 166.55394 482.77856 C 116.150246 511.30536 97.05499 464.34543 150.66808 464.6361 z M 463.42413 458.8003 C 444.7532 458.8419 476.15448 442.70633 463.42413 458.8003 z" svg:height="6.318778mm" draw:style-name="style-47" svg:viewBox="0.0 0.0 577.6517 631.8778" svg:width="5.776517mm" svg:x="20.305414mm" svg:y="17.647753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